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PAZA QUISPE, HILD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23890004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736890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APAZA QUISPE, HILD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389000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SALCEDO SERVELEON, ZENA BERNARDINO</text:p>
          </table:table-cell>
          <table:covered-table-cell/>
          <table:covered-table-cell/>
          <table:table-cell table:style-name="Tabla1.E3" table:number-columns-spanned="2" office:value-type="string">
            <text:p text:style-name="P7">DNI:23885756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2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1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22</text:p>
          </table:table-cell>
          <table:table-cell table:style-name="Tableau1.D2" office:value-type="string">
            <text:p text:style-name="P12">836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836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22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15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1T17:38:28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